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563in"/>
    </style:style>
    <style:style style:name="co2" style:family="table-column">
      <style:table-column-properties fo:break-before="auto" style:column-width="2.2709in"/>
    </style:style>
    <style:style style:name="co3" style:family="table-column">
      <style:table-column-properties fo:break-before="auto" style:column-width="2.5in"/>
    </style:style>
    <style:style style:name="co4" style:family="table-column">
      <style:table-column-properties fo:break-before="auto" style:column-width="2.7189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3.0453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1.1091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455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wrap-option="wrap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ection 5 (qc tag in XML)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ection 5 Adjustment</text:p>
          </table:table-cell>
          <table:table-cell table:style-name="ce1" office:value-type="string">
            <text:p>Long Name/description</text:p>
          </table:table-cell>
          <table:table-cell table:style-name="ce1" office:value-type="string">
            <text:p>Arguments (other than the standard)</text:p>
          </table:table-cell>
          <table:table-cell table:style-name="ce1" office:value-type="string">
            <text:p>Preferred value for FUDGE experiments</text:p>
          </table:table-cell>
          <table:table-cell table:number-columns-repeated="252"/>
        </table:table-row>
        <table:table-row table:style-name="ro2">
          <table:table-cell office:value-type="string">
            <text:p>SBiasCorr</text:p>
          </table:table-cell>
          <table:table-cell office:value-type="string">
            <text:p>Adjusts or flags all ds values not within toplim:botlim of a future predictor to be the future predictor </text:p>
          </table:table-cell>
          <table:table-cell office:value-type="string">
            <text:p>toplim: The upper limit of the difference allowed between the downscaled values and the target</text:p>
          </table:table-cell>
          <table:table-cell office:value-type="string">
            <text:p>RR experiments used 6 (aka 6 K)</text:p>
          </table:table-cell>
          <table:table-cell table:number-columns-repeated="252"/>
        </table:table-row>
        <table:table-row table:style-name="ro2">
          <table:table-cell table:number-columns-repeated="2"/>
          <table:table-cell office:value-type="string">
            <text:p>botlim: The lower limit of the difference allowed between the downscaled values and the target</text:p>
          </table:table-cell>
          <table:table-cell office:value-type="string">
            <text:p>RR experiments used -6</text:p>
          </table:table-cell>
          <table:table-cell table:number-columns-repeated="252"/>
        </table:table-row>
        <table:table-row table:style-name="ro3">
          <table:table-cell office:value-type="string">
            <text:p>flag.neg</text:p>
          </table:table-cell>
          <table:table-cell office:value-type="string">
            <text:p>Flags all negative values; adjusts them to 0</text:p>
          </table:table-cell>
          <table:table-cell office:value-type="string">
            <text:p>NA</text:p>
          </table:table-cell>
          <table:table-cell table:number-columns-repeated="253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ection 3 (pr_opts tag in XML)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7" table:default-cell-style-name="ce2"/>
        <table:table-column table:style-name="co4" table:default-cell-style-name="ce2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ection 3 Adjustment</text:p>
          </table:table-cell>
          <table:table-cell table:style-name="ce1" office:value-type="string">
            <text:p>Long Name/description</text:p>
          </table:table-cell>
          <table:table-cell table:style-name="ce1" office:value-type="string">
            <text:p>Arguments (other than the standard)</text:p>
          </table:table-cell>
          <table:table-cell table:style-name="ce1" office:value-type="string">
            <text:p>Argument description</text:p>
          </table:table-cell>
          <table:table-cell table:style-name="ce1" office:value-type="string">
            <text:p>Preferred value for FUDGE experiments</text:p>
          </table:table-cell>
          <table:table-cell table:number-columns-repeated="252"/>
        </table:table-row>
        <table:table-row table:style-name="ro4">
          <table:table-cell office:value-type="string">
            <text:p>pr</text:p>
          </table:table-cell>
          <table:table-cell office:value-type="string">
            <text:p>Adjusts the value of the GCM preciptiation datasets to account for the GCM drizzle bias. Has several other options that can further change the values used. </text:p>
          </table:table-cell>
          <table:table-cell office:value-type="string">
            <text:p>pr_threshold_in</text:p>
          </table:table-cell>
          <table:table-cell office:value-type="string">
            <text:p>Threshold for determining which days in the GCM are considered to have preciptiation. Can have one of three preset strings ('us_trace' = 0.01 in., 'global_trace' = 0.1 mm, 'zero' = zero of whatever units are used), or a numeric value of whatever units the precipitation observations were taken in. </text:p>
          </table:table-cell>
          <table:table-cell office:value-type="string">
            <text:p>Red River used 'us_trace'</text:p>
          </table:table-cell>
          <table:table-cell table:number-columns-repeated="252"/>
        </table:table-row>
        <table:table-row table:style-name="ro5">
          <table:table-cell table:number-columns-repeated="2"/>
          <table:table-cell office:value-type="string">
            <text:p>pr_freqadj_in</text:p>
          </table:table-cell>
          <table:table-cell office:value-type="string">
            <text:p>Should the frequency of the GCM data be adjusted to match the frequency of days with greater than 0 precipitation in the observational data?</text:p>
          </table:table-cell>
          <table:table-cell office:value-type="string">
            <text:p>off'</text:p>
          </table:table-cell>
          <table:table-cell table:number-columns-repeated="252"/>
        </table:table-row>
        <table:table-row table:style-name="ro5">
          <table:table-cell table:number-columns-repeated="2"/>
          <table:table-cell office:value-type="string">
            <text:p>pr_conserve_in</text:p>
          </table:table-cell>
          <table:table-cell office:value-type="string">
            <text:p>After the adjustments, should the trace adjusted precipitation be split up over all days for which there was precipitation, in order to conserve mass?</text:p>
          </table:table-cell>
          <table:table-cell office:value-type="string">
            <text:p>on'</text:p>
          </table:table-cell>
          <table:table-cell table:number-columns-repeated="252"/>
        </table:table-row>
        <table:table-row table:style-name="ro5">
          <table:table-cell table:number-columns-repeated="2"/>
          <table:table-cell office:value-type="string">
            <text:p>pr_threshold_out</text:p>
          </table:table-cell>
          <table:table-cell office:value-type="string">
            <text:p>After downscaling, what threshold should be applied for determining trace precipitation? Takes the same string or numeric arguments as pr_threshold_in.</text:p>
          </table:table-cell>
          <table:table-cell office:value-type="string">
            <text:p>Red River used 'us_trace'</text:p>
          </table:table-cell>
          <table:table-cell table:number-columns-repeated="252"/>
        </table:table-row>
        <table:table-row table:style-name="ro5">
          <table:table-cell table:number-columns-repeated="2"/>
          <table:table-cell office:value-type="string">
            <text:p>pr_conserve_out</text:p>
          </table:table-cell>
          <table:table-cell office:value-type="string">
            <text:p>After the adjustments, should the trace adjusted precipitation be split up over all days for which there was precipitation, in order to conserve mass?</text:p>
          </table:table-cell>
          <table:table-cell office:value-type="string">
            <text:p>on'</text:p>
          </table:table-cell>
          <table:table-cell table:number-columns-repeated="252"/>
        </table:table-row>
        <table:table-row table:style-name="ro6">
          <table:table-cell table:number-columns-repeated="2"/>
          <table:table-cell office:value-type="string">
            <text:p>apply_0_mask</text:p>
          </table:table-cell>
          <table:table-cell office:value-type="string">
            <text:p>Whether or not to downscale only over those days for which the target dataset shows nonzero precipitation</text:p>
          </table:table-cell>
          <table:table-cell office:value-type="string">
            <text:p>off'</text:p>
          </table:table-cell>
          <table:table-cell table:number-columns-repeated="252"/>
        </table:table-row>
        <table:table-row table:style-name="ro6">
          <table:table-cell table:number-columns-repeated="257"/>
        </table:table-row>
        <table:table-row table:style-name="ro6">
          <table:table-cell table:number-columns-repeated="25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9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9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9P2" style:volatile="true">
      <number:currency-symbol/>
      <number:text>- </number:text>
    </number:currency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currency-style style:name="N126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26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26P2" style:volatile="true">
      <number:currency-symbol/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 (</number:text>
      <number:number number:decimal-places="2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9"/>
    <style:style style:name="Currency_20__5b_0_5d_" style:display-name="Currency [0]" style:family="table-cell" style:parent-style-name="Default" style:data-style-name="N123"/>
    <style:style style:name="Comma" style:family="table-cell" style:parent-style-name="Default" style:data-style-name="N126"/>
    <style:style style:name="Comma_20__5b_0_5d_" style:display-name="Comma [0]" style:family="table-cell" style:parent-style-name="Default" style:data-style-name="N119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5/04/2015</text:date>, <text:time>16:24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dc:date>2015-05-04T16:24:02</dc:date>
    <dc:creator>Carolyn Whitlock</dc:creator>
    <meta:editing-duration>PT16M2S</meta:editing-duration>
    <meta:editing-cycles>1</meta:editing-cycles>
    <meta:document-statistic meta:table-count="2" meta:cell-count="38" meta:object-count="0"/>
  </office:meta>
</office:document-meta>
</file>